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2" style:family="paragraph" style:parent-style-name="Standard">
      <style:text-properties style:text-position="0% 100%" fo:font-size="14pt" fo:font-weight="normal" officeooo:rsid="002f44fe" officeooo:paragraph-rsid="00fee181" style:font-size-asian="14pt" style:font-weight-asian="normal" style:font-size-complex="14pt" style:font-weight-complex="normal"/>
    </style:style>
    <style:style style:name="P3" style:family="paragraph" style:parent-style-name="Standard">
      <style:text-properties style:text-position="0% 100%" fo:font-size="14pt" fo:font-weight="normal" officeooo:rsid="013490ea" officeooo:paragraph-rsid="013490ea" style:font-size-asian="14pt" style:font-weight-asian="normal" style:font-size-complex="14pt" style:font-weight-complex="normal"/>
    </style:style>
    <style:style style:name="P4" style:family="paragraph" style:parent-style-name="Standard">
      <style:text-properties style:text-position="0% 100%" fo:font-size="14pt" fo:font-weight="normal" officeooo:rsid="00fee181" officeooo:paragraph-rsid="013490ea" style:font-size-asian="14pt" style:font-weight-asian="normal" style:font-size-complex="14pt" style:font-weight-complex="normal"/>
    </style:style>
    <style:style style:name="P5" style:family="paragraph" style:parent-style-name="Standard">
      <style:text-properties style:text-position="0% 100%" fo:font-size="14pt" fo:font-weight="normal" officeooo:rsid="00ff1e32" officeooo:paragraph-rsid="013490ea" style:font-size-asian="14pt" style:font-weight-asian="normal" style:font-size-complex="14pt" style:font-weight-complex="normal"/>
    </style:style>
    <style:style style:name="P6" style:family="paragraph" style:parent-style-name="Standard">
      <style:text-properties style:text-position="0% 100%" fo:font-size="14pt" fo:font-weight="normal" officeooo:rsid="0134adf6" officeooo:paragraph-rsid="0134adf6"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text-position="0% 100%" fo:font-size="14pt" fo:font-weight="normal" officeooo:rsid="00ff4bad" officeooo:paragraph-rsid="00587d6d" style:font-size-asian="14pt" style:font-weight-asian="normal" style:font-size-complex="14pt" style:font-weight-complex="normal"/>
    </style:style>
    <style:style style:name="P8" style:family="paragraph" style:parent-style-name="Standard">
      <style:text-properties style:text-position="0% 100%" fo:font-size="14pt" fo:font-weight="normal" officeooo:rsid="00ff4bad" officeooo:paragraph-rsid="013490ea" style:font-size-asian="14pt" style:font-weight-asian="normal" style:font-size-complex="14pt" style:font-weight-complex="normal"/>
    </style:style>
    <style:style style:name="P9" style:family="paragraph" style:parent-style-name="Standard">
      <style:text-properties style:text-position="0% 100%" fo:font-size="14pt" fo:font-weight="normal" officeooo:rsid="0152f154" officeooo:paragraph-rsid="0152f154" style:font-size-asian="14pt" style:font-weight-asian="normal" style:font-size-complex="14pt" style:font-weight-complex="normal"/>
    </style:style>
    <style:style style:name="P10" style:family="paragraph" style:parent-style-name="Standard">
      <style:text-properties style:text-position="0% 100%" fo:font-size="14pt" style:text-underline-style="solid" style:text-underline-width="auto" style:text-underline-color="font-color" fo:font-weight="bold" officeooo:rsid="011aa48b" officeooo:paragraph-rsid="0134adf6" style:font-size-asian="14pt" style:font-weight-asian="bold" style:font-size-complex="14pt" style:font-weight-complex="bold"/>
    </style:style>
    <style:style style:name="P11" style:family="paragraph" style:parent-style-name="Standard">
      <style:text-properties style:text-position="0% 100%" fo:font-size="14pt" style:text-underline-style="solid" style:text-underline-width="auto" style:text-underline-color="font-color" fo:font-weight="bold" officeooo:rsid="011aa48b" officeooo:paragraph-rsid="013c2126" style:font-size-asian="14pt" style:font-weight-asian="bold" style:font-size-complex="14pt" style:font-weight-complex="bold"/>
    </style:style>
    <style:style style:name="P12" style:family="paragraph" style:parent-style-name="Standard">
      <style:text-properties style:text-position="0% 100%" fo:font-size="14pt" style:text-underline-style="solid" style:text-underline-width="auto" style:text-underline-color="font-color" fo:font-weight="bold" officeooo:rsid="0120c537" officeooo:paragraph-rsid="013f0a82" style:font-size-asian="14pt" style:font-weight-asian="bold" style:font-size-complex="14pt" style:font-weight-complex="bold"/>
    </style:style>
    <style:style style:name="P13" style:family="paragraph" style:parent-style-name="Standard">
      <style:text-properties style:text-position="0% 100%" fo:font-size="14pt" style:text-underline-style="solid" style:text-underline-width="auto" style:text-underline-color="font-color" fo:font-weight="bold" officeooo:rsid="0120c537" officeooo:paragraph-rsid="01420ef3" style:font-size-asian="14pt" style:font-weight-asian="bold" style:font-size-complex="14pt" style:font-weight-complex="bold"/>
    </style:style>
    <style:style style:name="P14" style:family="paragraph" style:parent-style-name="Standard">
      <style:text-properties style:text-position="0% 100%" fo:font-size="14pt" style:text-underline-style="solid" style:text-underline-width="auto" style:text-underline-color="font-color" fo:font-weight="bold" officeooo:rsid="012220cc" officeooo:paragraph-rsid="0134adf6" style:font-size-asian="14pt" style:font-weight-asian="bold" style:font-size-complex="14pt" style:font-weight-complex="bold"/>
    </style:style>
    <style:style style:name="P15" style:family="paragraph" style:parent-style-name="Standard">
      <style:text-properties style:text-position="0% 100%" fo:font-size="14pt" style:text-underline-style="solid" style:text-underline-width="auto" style:text-underline-color="font-color" fo:font-weight="bold" officeooo:rsid="013490ea" officeooo:paragraph-rsid="013490ea" style:font-size-asian="14pt" style:font-weight-asian="bold" style:font-size-complex="14pt" style:font-weight-complex="bold"/>
    </style:style>
    <style:style style:name="P16" style:family="paragraph" style:parent-style-name="Standard">
      <style:text-properties style:text-position="0% 100%" fo:font-size="14pt" style:text-underline-style="solid" style:text-underline-width="auto" style:text-underline-color="font-color" fo:font-weight="bold" officeooo:rsid="00ff4bad" officeooo:paragraph-rsid="0134adf6" style:font-size-asian="14pt" style:font-weight-asian="bold" style:font-size-complex="14pt" style:font-weight-complex="bold"/>
    </style:style>
    <style:style style:name="P17" style:family="paragraph" style:parent-style-name="Standard">
      <style:text-properties style:text-position="0% 100%" fo:font-size="14pt" style:text-underline-style="solid" style:text-underline-width="auto" style:text-underline-color="font-color" fo:font-weight="bold" officeooo:rsid="0134adf6" officeooo:paragraph-rsid="0134adf6" style:font-size-asian="14pt" style:font-weight-asian="bold" style:font-size-complex="14pt" style:font-weight-complex="bold"/>
    </style:style>
    <style:style style:name="P18" style:family="paragraph" style:parent-style-name="Standard">
      <style:text-properties style:text-position="0% 100%" fo:font-size="14pt" style:text-underline-style="solid" style:text-underline-width="auto" style:text-underline-color="font-color" fo:font-weight="bold" officeooo:rsid="011b6395" officeooo:paragraph-rsid="01369460" style:font-size-asian="14pt" style:font-weight-asian="bold" style:font-size-complex="14pt" style:font-weight-complex="bold"/>
    </style:style>
    <style:style style:name="P19" style:family="paragraph" style:parent-style-name="Standard">
      <style:text-properties style:text-position="0% 100%" fo:font-size="14pt" style:text-underline-style="solid" style:text-underline-width="auto" style:text-underline-color="font-color" fo:font-weight="bold" officeooo:rsid="01376344" officeooo:paragraph-rsid="01376344" style:font-size-asian="14pt" style:font-weight-asian="bold" style:font-size-complex="14pt" style:font-weight-complex="bold"/>
    </style:style>
    <style:style style:name="P20" style:family="paragraph" style:parent-style-name="Standard">
      <style:text-properties style:text-position="0% 100%" fo:font-size="14pt" style:text-underline-style="solid" style:text-underline-width="auto" style:text-underline-color="font-color" fo:font-weight="bold" officeooo:rsid="0112e4ac" officeooo:paragraph-rsid="013c2126" style:font-size-asian="14pt" style:font-weight-asian="bold" style:font-size-complex="14pt" style:font-weight-complex="bold"/>
    </style:style>
    <style:style style:name="P21" style:family="paragraph" style:parent-style-name="Standard">
      <style:text-properties style:text-position="0% 100%" fo:font-size="14pt" style:text-underline-style="solid" style:text-underline-width="auto" style:text-underline-color="font-color" fo:font-weight="bold" officeooo:rsid="013d9450" officeooo:paragraph-rsid="013d9450" style:font-size-asian="14pt" style:font-weight-asian="bold" style:font-size-complex="14pt" style:font-weight-complex="bold"/>
    </style:style>
    <style:style style:name="P22" style:family="paragraph" style:parent-style-name="Standard">
      <style:text-properties style:text-position="0% 100%" fo:font-size="14pt" style:text-underline-style="solid" style:text-underline-width="auto" style:text-underline-color="font-color" fo:font-weight="bold" officeooo:rsid="01174a8b" officeooo:paragraph-rsid="013f0a82" style:font-size-asian="14pt" style:font-weight-asian="bold" style:font-size-complex="14pt" style:font-weight-complex="bold"/>
    </style:style>
    <style:style style:name="P23" style:family="paragraph" style:parent-style-name="Standard">
      <style:text-properties style:text-position="0% 100%" fo:font-size="14pt" style:text-underline-style="solid" style:text-underline-width="auto" style:text-underline-color="font-color" fo:font-weight="bold" officeooo:rsid="013f0a82" officeooo:paragraph-rsid="013f0a82" style:font-size-asian="14pt" style:font-weight-asian="bold" style:font-size-complex="14pt" style:font-weight-complex="bold"/>
    </style:style>
    <style:style style:name="P24" style:family="paragraph" style:parent-style-name="Standard">
      <style:text-properties style:text-position="0% 100%" fo:font-size="14pt" style:text-underline-style="solid" style:text-underline-width="auto" style:text-underline-color="font-color" fo:font-weight="bold" officeooo:rsid="011cc4ef" officeooo:paragraph-rsid="013bb9f0" style:font-size-asian="14pt" style:font-weight-asian="bold" style:font-size-complex="14pt" style:font-weight-complex="bold"/>
    </style:style>
    <style:style style:name="P25" style:family="paragraph" style:parent-style-name="Standard">
      <style:text-properties style:text-position="0% 100%" fo:font-size="14pt" style:text-underline-style="solid" style:text-underline-width="auto" style:text-underline-color="font-color" fo:font-weight="bold" officeooo:rsid="01420ef3" officeooo:paragraph-rsid="01420ef3" style:font-size-asian="14pt" style:font-weight-asian="bold" style:font-size-complex="14pt" style:font-weight-complex="bold"/>
    </style:style>
    <style:style style:name="P26" style:family="paragraph" style:parent-style-name="Standard">
      <style:text-properties style:text-position="0% 100%" fo:font-size="14pt" style:text-underline-style="solid" style:text-underline-width="auto" style:text-underline-color="font-color" fo:font-weight="bold" officeooo:rsid="01434dcf" officeooo:paragraph-rsid="01434dcf" style:font-size-asian="14pt" style:font-weight-asian="bold" style:font-size-complex="14pt" style:font-weight-complex="bold"/>
    </style:style>
    <style:style style:name="P27" style:family="paragraph" style:parent-style-name="Standard">
      <style:text-properties style:text-position="0% 100%" fo:font-size="14pt" style:text-underline-style="solid" style:text-underline-width="auto" style:text-underline-color="font-color" fo:font-weight="bold" officeooo:rsid="01452cf4" officeooo:paragraph-rsid="01452cf4" style:font-size-asian="14pt" style:font-weight-asian="bold" style:font-size-complex="14pt" style:font-weight-complex="bold"/>
    </style:style>
    <style:style style:name="P28" style:family="paragraph" style:parent-style-name="Standard">
      <style:text-properties style:text-position="0% 100%" fo:font-size="14pt" style:text-underline-style="solid" style:text-underline-width="auto" style:text-underline-color="font-color" fo:font-weight="bold" officeooo:rsid="012919fd" officeooo:paragraph-rsid="01452cf4" style:font-size-asian="14pt" style:font-weight-asian="bold" style:font-size-complex="14pt" style:font-weight-complex="bold"/>
    </style:style>
    <style:style style:name="P29" style:family="paragraph" style:parent-style-name="Standard">
      <style:text-properties style:text-position="0% 100%" fo:font-size="14pt" style:text-underline-style="solid" style:text-underline-width="auto" style:text-underline-color="font-color" fo:font-weight="bold" officeooo:rsid="0146f23e" officeooo:paragraph-rsid="0146f23e" style:font-size-asian="14pt" style:font-weight-asian="bold" style:font-size-complex="14pt" style:font-weight-complex="bold"/>
    </style:style>
    <style:style style:name="P30" style:family="paragraph" style:parent-style-name="Standard">
      <style:text-properties style:text-position="0% 100%" fo:font-size="14pt" style:text-underline-style="solid" style:text-underline-width="auto" style:text-underline-color="font-color" fo:font-weight="bold" officeooo:rsid="0148a162" officeooo:paragraph-rsid="0148a162" style:font-size-asian="14pt" style:font-weight-asian="bold" style:font-size-complex="14pt" style:font-weight-complex="bold"/>
    </style:style>
    <style:style style:name="P31" style:family="paragraph" style:parent-style-name="Standard">
      <style:text-properties style:text-position="0% 100%" fo:font-size="14pt" style:text-underline-style="solid" style:text-underline-width="auto" style:text-underline-color="font-color" fo:font-weight="bold" officeooo:rsid="015268c9" officeooo:paragraph-rsid="015268c9" style:font-size-asian="14pt" style:font-weight-asian="bold" style:font-size-complex="14pt" style:font-weight-complex="bold"/>
    </style:style>
    <style:style style:name="P32" style:family="paragraph" style:parent-style-name="Standard">
      <style:text-properties style:text-position="0% 100%" fo:font-size="14pt" style:text-underline-style="solid" style:text-underline-width="auto" style:text-underline-color="font-color" fo:font-weight="bold" officeooo:rsid="0152f154" officeooo:paragraph-rsid="0152f154" style:font-size-asian="14pt" style:font-weight-asian="bold" style:font-size-complex="14pt" style:font-weight-complex="bold"/>
    </style:style>
    <style:style style:name="P33" style:family="paragraph" style:parent-style-name="Standard">
      <style:text-properties style:text-position="0% 100%" fo:font-size="14pt" style:text-underline-style="solid" style:text-underline-width="auto" style:text-underline-color="font-color" fo:font-weight="normal" officeooo:rsid="011b6395" officeooo:paragraph-rsid="0134adf6" style:font-size-asian="14pt" style:font-weight-asian="normal" style:font-size-complex="14pt" style:font-weight-complex="normal"/>
    </style:style>
    <style:style style:name="P34" style:family="paragraph" style:parent-style-name="Standard">
      <style:text-properties style:text-position="0% 100%" fo:font-size="14pt" style:text-underline-style="solid" style:text-underline-width="auto" style:text-underline-color="font-color" fo:font-weight="normal" officeooo:rsid="013bb9f0" officeooo:paragraph-rsid="013bb9f0" style:font-size-asian="14pt" style:font-weight-asian="normal" style:font-size-complex="14pt" style:font-weight-complex="normal"/>
    </style:style>
    <style:style style:name="P35" style:family="paragraph" style:parent-style-name="Standard">
      <style:text-properties style:text-position="0% 100%" fo:font-size="14pt" style:text-underline-style="solid" style:text-underline-width="auto" style:text-underline-color="font-color" fo:font-weight="normal" officeooo:rsid="011aa48b" officeooo:paragraph-rsid="013c2126" style:font-size-asian="14pt" style:font-weight-asian="normal" style:font-size-complex="14pt" style:font-weight-complex="normal"/>
    </style:style>
    <style:style style:name="P36" style:family="paragraph" style:parent-style-name="Standard">
      <style:text-properties style:text-position="0% 100%" fo:font-size="14pt" style:text-underline-style="none" fo:font-weight="normal" officeooo:rsid="011aa48b" officeooo:paragraph-rsid="0134adf6"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11aa48b" officeooo:paragraph-rsid="01369460" style:font-size-asian="14pt" style:font-weight-asian="normal" style:font-size-complex="14pt" style:font-weight-complex="normal"/>
    </style:style>
    <style:style style:name="P38" style:family="paragraph" style:parent-style-name="Standard">
      <style:text-properties style:text-position="0% 100%" fo:font-size="14pt" style:text-underline-style="none" fo:font-weight="normal" officeooo:rsid="011b6395" officeooo:paragraph-rsid="0134adf6" style:font-size-asian="14pt" style:font-weight-asian="normal" style:font-size-complex="14pt" style:font-weight-complex="normal"/>
    </style:style>
    <style:style style:name="P39" style:family="paragraph" style:parent-style-name="Standard">
      <style:text-properties style:text-position="0% 100%" fo:font-size="14pt" style:text-underline-style="none" fo:font-weight="normal" officeooo:rsid="011b8067" officeooo:paragraph-rsid="013f0a82"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11b8067" officeooo:paragraph-rsid="013bb9f0" style:font-size-asian="14pt" style:font-weight-asian="normal" style:font-size-complex="14pt" style:font-weight-complex="normal"/>
    </style:style>
    <style:style style:name="P41" style:family="paragraph" style:parent-style-name="Standard">
      <style:text-properties style:text-position="0% 100%" fo:font-size="14pt" style:text-underline-style="none" fo:font-weight="normal" officeooo:rsid="011b8067" officeooo:paragraph-rsid="01420ef3" style:font-size-asian="14pt" style:font-weight-asian="normal" style:font-size-complex="14pt" style:font-weight-complex="normal"/>
    </style:style>
    <style:style style:name="P42" style:family="paragraph" style:parent-style-name="Standard">
      <style:text-properties style:text-position="0% 100%" fo:font-size="14pt" style:text-underline-style="none" fo:font-weight="normal" officeooo:rsid="0120c537" officeooo:paragraph-rsid="0134adf6" style:font-size-asian="14pt" style:font-weight-asian="normal" style:font-size-complex="14pt" style:font-weight-complex="normal"/>
    </style:style>
    <style:style style:name="P43" style:family="paragraph" style:parent-style-name="Standard">
      <style:text-properties style:text-position="0% 100%" fo:font-size="14pt" style:text-underline-style="none" fo:font-weight="normal" officeooo:rsid="00ff4bad" officeooo:paragraph-rsid="0134adf6" style:font-size-asian="14pt" style:font-weight-asian="normal" style:font-size-complex="14pt" style:font-weight-complex="normal"/>
    </style:style>
    <style:style style:name="P44" style:family="paragraph" style:parent-style-name="Standard">
      <style:text-properties style:text-position="0% 100%" fo:font-size="14pt" style:text-underline-style="none" fo:font-weight="normal" officeooo:rsid="0118555b" officeooo:paragraph-rsid="013f0a82" style:font-size-asian="14pt" style:font-weight-asian="normal" style:font-size-complex="14pt" style:font-weight-complex="normal"/>
    </style:style>
    <style:style style:name="P45" style:family="paragraph" style:parent-style-name="Standard">
      <style:text-properties style:text-position="0% 100%" fo:font-size="14pt" style:text-underline-style="none" fo:font-weight="normal" officeooo:rsid="0118555b" officeooo:paragraph-rsid="01420ef3" style:font-size-asian="14pt" style:font-weight-asian="normal" style:font-size-complex="14pt" style:font-weight-complex="normal"/>
    </style:style>
    <style:style style:name="P46" style:family="paragraph" style:parent-style-name="Standard">
      <style:text-properties style:text-position="0% 100%" fo:font-size="14pt" style:text-underline-style="none" fo:font-weight="normal" officeooo:rsid="01376344" officeooo:paragraph-rsid="01376344" style:font-size-asian="14pt" style:font-weight-asian="normal" style:font-size-complex="14pt" style:font-weight-complex="normal"/>
    </style:style>
    <style:style style:name="P47" style:family="paragraph" style:parent-style-name="Standard">
      <style:text-properties style:text-position="0% 100%" fo:font-size="14pt" style:text-underline-style="none" fo:font-weight="normal" officeooo:rsid="0134adf6" officeooo:paragraph-rsid="0134adf6" style:font-size-asian="14pt" style:font-weight-asian="normal" style:font-size-complex="14pt" style:font-weight-complex="normal"/>
    </style:style>
    <style:style style:name="P48" style:family="paragraph" style:parent-style-name="Standard">
      <style:text-properties style:text-position="0% 100%" fo:font-size="14pt" style:text-underline-style="none" fo:font-weight="normal" officeooo:rsid="01369460" officeooo:paragraph-rsid="01369460" style:font-size-asian="14pt" style:font-weight-asian="normal" style:font-size-complex="14pt" style:font-weight-complex="normal"/>
    </style:style>
    <style:style style:name="P49" style:family="paragraph" style:parent-style-name="Standard">
      <style:text-properties style:text-position="0% 100%" fo:font-size="14pt" style:text-underline-style="none" fo:font-weight="normal" officeooo:rsid="013c2126" officeooo:paragraph-rsid="013c2126" style:font-size-asian="14pt" style:font-weight-asian="normal" style:font-size-complex="14pt" style:font-weight-complex="normal"/>
    </style:style>
    <style:style style:name="P50" style:family="paragraph" style:parent-style-name="Standard">
      <style:text-properties style:text-position="0% 100%" fo:font-size="14pt" style:text-underline-style="none" fo:font-weight="normal" officeooo:rsid="013c2126" officeooo:paragraph-rsid="013bb9f0" style:font-size-asian="14pt" style:font-weight-asian="normal" style:font-size-complex="14pt" style:font-weight-complex="normal"/>
    </style:style>
    <style:style style:name="P51" style:family="paragraph" style:parent-style-name="Standard">
      <style:text-properties style:text-position="0% 100%" fo:font-size="14pt" style:text-underline-style="none" fo:font-weight="normal" officeooo:rsid="011404db" officeooo:paragraph-rsid="013f0a82" style:font-size-asian="14pt" style:font-weight-asian="normal" style:font-size-complex="14pt" style:font-weight-complex="normal"/>
    </style:style>
    <style:style style:name="P52" style:family="paragraph" style:parent-style-name="Standard">
      <style:text-properties style:text-position="0% 100%" fo:font-size="14pt" style:text-underline-style="none" fo:font-weight="normal" officeooo:rsid="013d9450" officeooo:paragraph-rsid="013d9450" style:font-size-asian="14pt" style:font-weight-asian="normal" style:font-size-complex="14pt" style:font-weight-complex="normal"/>
    </style:style>
    <style:style style:name="P53" style:family="paragraph" style:parent-style-name="Standard">
      <style:text-properties style:text-position="0% 100%" fo:font-size="14pt" style:text-underline-style="none" fo:font-weight="normal" officeooo:rsid="01407147" officeooo:paragraph-rsid="01452cf4" style:font-size-asian="14pt" style:font-weight-asian="normal" style:font-size-complex="14pt" style:font-weight-complex="normal"/>
    </style:style>
    <style:style style:name="P54" style:family="paragraph" style:parent-style-name="Standard">
      <style:text-properties style:text-position="0% 100%" fo:font-size="14pt" style:text-underline-style="none" fo:font-weight="normal" officeooo:rsid="01420ef3" officeooo:paragraph-rsid="01420ef3" style:font-size-asian="14pt" style:font-weight-asian="normal" style:font-size-complex="14pt" style:font-weight-complex="normal"/>
    </style:style>
    <style:style style:name="P55" style:family="paragraph" style:parent-style-name="Standard">
      <style:text-properties style:text-position="0% 100%" fo:font-size="14pt" style:text-underline-style="none" fo:font-weight="normal" officeooo:rsid="01434dcf" officeooo:paragraph-rsid="01434dcf" style:font-size-asian="14pt" style:font-weight-asian="normal" style:font-size-complex="14pt" style:font-weight-complex="normal"/>
    </style:style>
    <style:style style:name="P56" style:family="paragraph" style:parent-style-name="Standard">
      <style:text-properties style:text-position="0% 100%" fo:font-size="14pt" style:text-underline-style="none" fo:font-weight="normal" officeooo:rsid="01452cf4" officeooo:paragraph-rsid="01452cf4" style:font-size-asian="14pt" style:font-weight-asian="normal" style:font-size-complex="14pt" style:font-weight-complex="normal"/>
    </style:style>
    <style:style style:name="P57" style:family="paragraph" style:parent-style-name="Standard">
      <style:text-properties style:text-position="0% 100%" fo:font-size="14pt" style:text-underline-style="none" fo:font-weight="normal" officeooo:rsid="01304a8c" officeooo:paragraph-rsid="01434dcf" style:font-size-asian="14pt" style:font-weight-asian="normal" style:font-size-complex="14pt" style:font-weight-complex="normal"/>
    </style:style>
    <style:style style:name="P58" style:family="paragraph" style:parent-style-name="Standard">
      <style:text-properties style:text-position="0% 100%" fo:font-size="14pt" style:text-underline-style="none" fo:font-weight="normal" officeooo:rsid="012919fd" officeooo:paragraph-rsid="01452cf4" style:font-size-asian="14pt" style:font-weight-asian="normal" style:font-size-complex="14pt" style:font-weight-complex="normal"/>
    </style:style>
    <style:style style:name="P59" style:family="paragraph" style:parent-style-name="Standard">
      <style:text-properties style:text-position="0% 100%" fo:font-size="14pt" style:text-underline-style="none" fo:font-weight="normal" officeooo:rsid="0128222d" officeooo:paragraph-rsid="01452cf4" style:font-size-asian="14pt" style:font-weight-asian="normal" style:font-size-complex="14pt" style:font-weight-complex="normal"/>
    </style:style>
    <style:style style:name="P60" style:family="paragraph" style:parent-style-name="Standard">
      <style:text-properties style:text-position="0% 100%" fo:font-size="14pt" style:text-underline-style="none" fo:font-weight="normal" officeooo:rsid="0146f23e" officeooo:paragraph-rsid="0146f23e" style:font-size-asian="14pt" style:font-weight-asian="normal" style:font-size-complex="14pt" style:font-weight-complex="normal"/>
    </style:style>
    <style:style style:name="P61" style:family="paragraph" style:parent-style-name="Standard">
      <style:text-properties style:text-position="0% 100%" fo:font-size="14pt" style:text-underline-style="none" fo:font-weight="normal" officeooo:rsid="0148a162" officeooo:paragraph-rsid="0148a162" style:font-size-asian="14pt" style:font-weight-asian="normal" style:font-size-complex="14pt" style:font-weight-complex="normal"/>
    </style:style>
    <style:style style:name="P62" style:family="paragraph" style:parent-style-name="Standard">
      <style:text-properties style:text-position="0% 100%" fo:font-size="14pt" style:text-underline-style="none" fo:font-weight="normal" officeooo:rsid="0152f154" officeooo:paragraph-rsid="0152f154" style:font-size-asian="14pt" style:font-weight-asian="normal" style:font-size-complex="14pt" style:font-weight-complex="normal"/>
    </style:style>
    <style:style style:name="P63" style:family="paragraph" style:parent-style-name="Standard">
      <style:text-properties style:text-position="0% 100%" fo:font-size="14pt" fo:font-weight="bold" officeooo:rsid="00ff1e32" officeooo:paragraph-rsid="013490ea"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normal" officeooo:paragraph-rsid="00fee181"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fo:font-size="14pt" fo:font-weight="normal" officeooo:paragraph-rsid="013bb9f0" style:font-size-asian="14pt" style:font-weight-asian="normal" style:font-size-complex="14pt" style:font-weight-complex="normal"/>
    </style:style>
    <style:style style:name="P66" style:family="paragraph" style:parent-style-name="Standard">
      <style:paragraph-properties fo:text-align="center" style:justify-single-word="false"/>
      <style:text-properties fo:font-size="14pt" fo:font-weight="normal" officeooo:paragraph-rsid="01420ef3" style:font-size-asian="14pt" style:font-weight-asian="normal" style:font-size-complex="14pt" style:font-weight-complex="normal"/>
    </style:style>
    <style:style style:name="P67" style:family="paragraph" style:parent-style-name="Standard">
      <style:text-properties fo:font-size="14pt" style:text-underline-style="solid" style:text-underline-width="auto" style:text-underline-color="font-color" fo:font-weight="bold" officeooo:rsid="00fee181" officeooo:paragraph-rsid="013490ea" style:font-size-asian="14pt" style:font-weight-asian="bold" style:font-size-complex="14pt" style:font-weight-complex="bold"/>
    </style:style>
    <style:style style:name="P68" style:family="paragraph" style:parent-style-name="Standard">
      <style:paragraph-properties fo:text-align="center" style:justify-single-word="false"/>
      <style:text-properties fo:font-size="32pt" fo:font-weight="bold" officeooo:rsid="013490ea" officeooo:paragraph-rsid="013490ea" style:font-size-asian="32pt" style:font-weight-asian="bold" style:font-size-complex="32pt" style:font-weight-complex="bold"/>
    </style:style>
    <style:style style:name="P69"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70" style:family="paragraph" style:parent-style-name="Standard">
      <style:text-properties style:text-position="0% 100%" fo:font-size="14pt" style:text-underline-style="none" fo:font-weight="normal" officeooo:rsid="015268c9" officeooo:paragraph-rsid="015268c9" style:font-size-asian="14pt" style:font-weight-asian="normal" style:font-size-complex="14pt" style:font-weight-complex="normal"/>
    </style:style>
    <style:style style:name="P71" style:family="paragraph" style:parent-style-name="Standard">
      <style:text-properties style:text-position="0% 100%" fo:font-size="14pt" style:text-underline-style="none" fo:font-weight="normal" officeooo:rsid="0152f154" officeooo:paragraph-rsid="0148a162" style:font-size-asian="14pt" style:font-weight-asian="normal" style:font-size-complex="14pt" style:font-weight-complex="normal"/>
    </style:style>
    <style:style style:name="P72" style:family="paragraph" style:parent-style-name="Standard" style:list-style-name="L1">
      <style:text-properties style:text-position="0% 100%" fo:font-size="14pt" fo:font-weight="normal" officeooo:rsid="015368c6" officeooo:paragraph-rsid="015368c6" style:font-size-asian="14pt" style:font-weight-asian="normal" style:font-size-complex="14pt" style:font-weight-complex="normal"/>
    </style:style>
    <style:style style:name="P73" style:family="paragraph" style:parent-style-name="Standard">
      <style:text-properties style:text-position="0% 100%" fo:font-size="14pt" fo:font-weight="bold" officeooo:rsid="013490ea" officeooo:paragraph-rsid="013490ea"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15268c9" style:font-weight-asian="bold" style:font-weight-complex="bold"/>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0% 100%"/>
    </style:style>
    <style:style style:name="T6" style:family="text">
      <style:text-properties style:text-position="0% 100%" officeooo:rsid="013490ea"/>
    </style:style>
    <style:style style:name="T7" style:family="text">
      <style:text-properties style:text-position="0% 100%" officeooo:rsid="015268c9"/>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bold" officeooo:rsid="00fee181" style:font-size-asian="20pt" style:font-weight-asian="bold" style:font-size-complex="20pt" style:font-weight-complex="bold"/>
    </style:style>
    <style:style style:name="T10" style:family="text">
      <style:text-properties fo:font-size="20pt" fo:font-weight="bold" officeooo:rsid="013bb9f0" style:font-size-asian="20pt" style:font-weight-asian="bold" style:font-size-complex="20pt" style:font-weight-complex="bold"/>
    </style:style>
    <style:style style:name="T11" style:family="text">
      <style:text-properties fo:font-size="20pt" fo:font-weight="bold" officeooo:rsid="01420ef3" style:font-size-asian="20pt" style:font-weight-asian="bold" style:font-size-complex="20pt" style:font-weight-complex="bold"/>
    </style:style>
    <style:style style:name="T12" style:family="text">
      <style:text-properties fo:font-size="20pt" fo:font-weight="bold" officeooo:rsid="015268c9" style:font-size-asian="20pt" style:font-weight-asian="bold" style:font-size-complex="20pt" style:font-weight-complex="bold"/>
    </style:style>
    <style:style style:name="T13" style:family="text">
      <style:text-properties fo:font-size="20pt" fo:font-weight="bold" officeooo:rsid="015368c6" style:font-size-asian="20pt" style:font-weight-asian="bold" style:font-size-complex="20pt" style:font-weight-complex="bold"/>
    </style:style>
    <style:style style:name="T14" style:family="text">
      <style:text-properties officeooo:rsid="00ff4ba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13f0a82" style:font-weight-asian="normal" style:font-weight-complex="normal"/>
    </style:style>
    <style:style style:name="T18" style:family="text">
      <style:text-properties style:text-underline-style="none" officeooo:rsid="011b8067"/>
    </style:style>
    <style:style style:name="T19" style:family="text">
      <style:text-properties style:text-underline-style="none" officeooo:rsid="010455d9"/>
    </style:style>
    <style:style style:name="T20" style:family="text">
      <style:text-properties style:text-underline-style="none" officeooo:rsid="0134adf6"/>
    </style:style>
    <style:style style:name="T21" style:family="text">
      <style:text-properties style:text-underline-style="none" officeooo:rsid="013c2126"/>
    </style:style>
    <style:style style:name="T22" style:family="text">
      <style:text-properties style:text-underline-style="none" officeooo:rsid="015268c9"/>
    </style:style>
    <style:style style:name="T23" style:family="text">
      <style:text-properties style:text-underline-style="none" officeooo:rsid="0152f154"/>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15368c6" style:font-weight-asian="bold" style:font-weight-complex="bold"/>
    </style:style>
    <style:style style:name="T27" style:family="text">
      <style:text-properties style:text-underline-style="solid" style:text-underline-width="auto" style:text-underline-color="font-color" officeooo:rsid="013490ea"/>
    </style:style>
    <style:style style:name="T28" style:family="text">
      <style:text-properties style:text-underline-style="solid" style:text-underline-width="auto" style:text-underline-color="font-color" officeooo:rsid="015268c9"/>
    </style:style>
    <style:style style:name="T29" style:family="text">
      <style:text-properties style:text-underline-style="solid" style:text-underline-width="auto" style:text-underline-color="font-color" officeooo:rsid="01543543"/>
    </style:style>
    <style:style style:name="T30" style:family="text">
      <style:text-properties officeooo:rsid="013490ea"/>
    </style:style>
    <style:style style:name="T31" style:family="text">
      <style:text-properties officeooo:rsid="0134adf6"/>
    </style:style>
    <style:style style:name="T32" style:family="text">
      <style:text-properties officeooo:rsid="0136946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15268c9" style:font-style-asian="normal" style:font-style-complex="normal"/>
    </style:style>
    <style:style style:name="T36" style:family="text">
      <style:text-properties officeooo:rsid="013c2126"/>
    </style:style>
    <style:style style:name="T37" style:family="text">
      <style:text-properties officeooo:rsid="013f0a82"/>
    </style:style>
    <style:style style:name="T38" style:family="text">
      <style:text-properties officeooo:rsid="01420ef3"/>
    </style:style>
    <style:style style:name="T39" style:family="text">
      <style:text-properties officeooo:rsid="01434dcf"/>
    </style:style>
    <style:style style:name="T40" style:family="text">
      <style:text-properties officeooo:rsid="015268c9"/>
    </style:style>
    <style:style style:name="T41" style:family="text">
      <style:text-properties officeooo:rsid="0152f154"/>
    </style:style>
    <style:style style:name="T42" style:family="text">
      <style:text-properties officeooo:rsid="015368c6"/>
    </style:style>
    <style:style style:name="T43" style:family="text">
      <style:text-properties officeooo:rsid="015435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Meataxe64</text:p>
      <text:p text:style-name="P68">To Do List.</text:p>
      <text:p text:style-name="P1">R. A. Parker. <text:span text:style-name="T38"><text:s/>26.2.2018</text:span>.</text:p>
      <text:p text:style-name="P7"/>
      <text:p text:style-name="P64"><text:span text:style-name="T8">Section </text:span><text:span text:style-name="T9">1</text:span><text:span text:style-name="T8"> – </text:span><text:span text:style-name="T12">Smallish jobs.</text:span></text:p>
      <text:p text:style-name="P2"/>
      <text:p text:style-name="P73"><text:span text:style-name="T24">1.1 Upgrade fTranspose to chop on disk.</text:span><text:span text:style-name="T29"> <text:s/>DONE</text:span></text:p>
      <text:p text:style-name="P3"/>
      <text:p text:style-name="P15">1.2 Upgrade mmul so it can read repeatedly through matrix B.</text:p>
      <text:p text:style-name="P3">The "mezzanine" multiply routine mmul is currently restricted to working with matrices such that the mutliplication is entirely in memory. <text:s/>It should be upgraded to add a further strategy that reads repeatedly though matrix B, holding a slice of A and of C in memory, so that matrices of essentially arbitrary size can be multiplied without needing temporary files. <text:s/>For matrices of considerable size, this is, I think, <text:s/>the fastest way, though for really gigantic matrices it will be necessary to chop on disk.</text:p>
      <text:p text:style-name="P3"/>
      <text:p text:style-name="P16"><text:span text:style-name="T31">1.</text:span>3 Write <text:span text:style-name="T32">first version of fWriteOverSubfield - each entry -&gt; little matrix.</text:span></text:p>
      <text:p text:style-name="P47">This function, which takes each entry <text:s/>of the input matrix and writes it as a little matrix over a subfield, should be written, at least to work with small fields. <text:s/>Later we can think about how to do this in general - there are probably several strategies needed depending on whether look-up tables are appropriate and whether the target is the ground field, but at present it does not even exist for taking a GF(4) matrix and writing it over GF(2) in double the dimension.</text:p>
      <text:p text:style-name="P43"/>
      <text:p text:style-name="P19">1.4 A function to multiply an NREF matrix by an arbitrary matrix.</text:p>
      <text:p text:style-name="P46">To compute the action of a generator on an invariant subspace, it seems silly to produce the invariant subspace <text:span text:style-name="T33">as a flat matrix.</text:span><text:span text:style-name="T34"> <text:s/>Instead a function is needed to do this. <text:s/>It is not too hard once the component functions are available.</text:span><text:span text:style-name="T35"> <text:s/>Need to look at zsa and zqa as well.</text:span></text:p>
      <text:p text:style-name="P46"/>
      <text:p text:style-name="P19">1.<text:span text:style-name="T40">5</text:span> The "invert" function should be available as a function, not just a program.</text:p>
      <text:p text:style-name="P46">This is a simple restructuring job that I think we forgot.</text:p>
      <text:p text:style-name="P46"/>
      <text:p text:style-name="P31">1.6 Number of generators for split and standard base should be handled better.</text:p>
      <text:p text:style-name="P70">At the moment, one has to write a few shell-scripts for each number of generators. <text:s/>In the end we will need to store other stuff too so we can make very standard bases and so on.</text:p>
      <text:p text:style-name="P67"><text:span text:style-name="T7">1.7</text:span><text:span text:style-name="T5"> <text:s/>Include a "linear forms" strategy in </text:span><text:span text:style-name="T6">fFieldExtend</text:span><text:span text:style-name="T5">.</text:span></text:p>
      <text:p text:style-name="P4">At present, the <text:span text:style-name="T30">fFieldExtend function, when further extending a field that is already an extension of the prime field uses</text:span> a look-up table<text:span text:style-name="T30"> small-field -&gt; large field</text:span>, for which the memory allocation may fail if the input field is already a very large<text:span text:style-name="T30"> and/or of the memory limit (MEGABYTES in tuning.h) will not allow it. <text:s/>In any cases it </text:span><text:soft-page-break/><text:span text:style-name="T30">may </text:span>be inappropriately slow if the input matrix has significantly fewer entries than the order of the input field. <text:s text:c="2"/>An alternative method is to use the PExtract function to get (some of) the matrix expressed over the ground field, to do linear forms on these matrices to get the input to PAssemble, which is then called.</text:p>
      <text:p text:style-name="P4"/>
      <text:p text:style-name="P63"><text:span text:style-name="T28">1.8</text:span><text:span text:style-name="T24"> Include a "linear forms" strategy in </text:span><text:span text:style-name="T27">fFieldContract</text:span><text:span text:style-name="T24">.</text:span></text:p>
      <text:p text:style-name="P5">The <text:span text:style-name="T30">fFieldContract function fails if the starting field is greater than 65536 and the target field is different and not the ground field. <text:s/>An alternate strategy should be implemented to </text:span>use PExtract and PAssemble<text:span text:style-name="T14"> to avoid this restriction.</text:span></text:p>
      <text:p text:style-name="P5"/>
      <text:p text:style-name="P17"><text:span text:style-name="T40">1.9</text:span> Upgrade fMultiply to chop on disk.</text:p>
      <text:p text:style-name="P6">The first step should be to upgrade mmul (as mentioned in <text:span text:style-name="T40">1.2)</text:span>. <text:s/>It is also possible, and ultimately desirable, to use temporary files and chop the matrix on disk, calling mmul to multiply them and then reassembling at the end.</text:p>
      <text:p text:style-name="P38"/>
      <text:p text:style-name="P33"><text:span text:style-name="T2">1.10</text:span><text:span text:style-name="T1"> Write the HPMI for characteristic 5</text:span><text:span text:style-name="T15">.</text:span></text:p>
      <text:p text:style-name="P33"><text:span text:style-name="T20">The "logic 13" "bit-slice" method for characteristic 5 has been known for a couple of years, and at some point it should be implemented. <text:s/>The basic idea is to use two slices of grease level 3 at a cauldron length of 512 bits</text:span><text:span text:style-name="T18"> of extended Bfmt (four rows per projective vector, or 2 x 128 (=124+4!) x 64 bytes - 16KB for the brick). <text:s/>The speed-up factor should be </text:span><text:span text:style-name="T22">around two over the current AS-code system</text:span><text:span text:style-name="T20">.</text:span></text:p>
      <text:p text:style-name="P42"/>
      <text:p text:style-name="P14"><text:span text:style-name="T40">1.11</text:span> More pieces of the tensor Nth power can be written.</text:p>
      <text:p text:style-name="P47">Currently we have skew-square, symmetric square and skew-cube (and Frobenius). <text:s/>There is clearly a place for continuing the (infinite) task of producing more, ideally with the Cut-n-Paste method used at the deepest point of the loop. <text:s/>We might also attempt a generic skew Nth power and a generic symmetric Nth power, and possibly even an arbitrary piece program which, although perhaps slow, may well have applications occasionally. <text:s/>Possibly a utility program could be developed to produce a library of input data for the "arbitrary piece" program somehow.</text:p>
      <text:p text:style-name="P36"/>
      <text:p text:style-name="P10"><text:span text:style-name="T40">1.12 </text:span>Include prime field case in DCut and DPaste.</text:p>
      <text:p text:style-name="P47">At present, DCut and DPaste do not function on the prime-field if it is different from the actual field.<text:span text:style-name="T41"> <text:s/>I suspect this will be a precursor for a good Strassen, which should probably be implemented at the ground field level.</text:span></text:p>
      <text:p text:style-name="P37"/>
      <text:p text:style-name="P18"><text:span text:style-name="T32">1.13</text:span> <text:span text:style-name="T32">fMultiplyAdd should do less disk I/O.</text:span></text:p>
      <text:p text:style-name="P48">The mezzanine multiply routine does a multiply, not a multiply-and-add. <text:s/>Under some circumstances anyway another mezzanine routine could be produced to do an add at the same time without needing a temporary disk file for the product, saving considerable disk IO.</text:p>
      <text:p text:style-name="P37"/>
      <text:p text:style-name="P11"><text:span text:style-name="T36">1.14</text:span> Include more extension fields.</text:p>
      <text:p text:style-name="P35"><text:span text:style-name="T15">In characteristics 2 and 3, larger extension fields are simply a question of working out the relevant linear forms, and there is even some software to assist with these computations.</text:span><text:span text:style-name="T23"> <text:s/>The greatest pressure is probably for characteristic 3.</text:span></text:p>
      <text:p text:style-name="P52"/>
      <text:p text:style-name="P21"><text:soft-page-break/><text:span text:style-name="T41">1.15</text:span> fMulMatrixMap should use transpose.</text:p>
      <text:p text:style-name="P52">The current implementation is based on DUnpak, FieldAdd and DPak, which is slow and may be too slow for some applications. <text:s/>A better way is to read in a chunk, transpose it, do a row-map, transpose it back and then write it out. <text:s/>It would be better to pre-process the map (basically to transpose it) so that the row-map may be done in a more cache-friendly fashion, with no need to zeroize when a point goes to it, and we can move in the first vector and add the rest, saving the add (especially for permutations, and even more especially for large composite fields where the add may be very slow).</text:p>
      <text:p text:style-name="P52"/>
      <text:p text:style-name="P21"><text:span text:style-name="T41">1.16</text:span> Convert matrix into "sparsified" format.</text:p>
      <text:p text:style-name="P52">The sparsification procedure probably starts by making the sparsification basis and then conjugating by it (invert and two multiplies). <text:s/>The program that converts the result into sparsified format is already clear, and this will enable the design, build and testing of the multiplication by sparsifed matrices, and onwards to characteristic polynomial. <text:s/>Although of little practical use on its own, it is one thing to get out of the way.</text:p>
      <text:p text:style-name="P52"/>
      <text:p text:style-name="P27"><text:span text:style-name="T41">1.17</text:span> Write results of Gaussian using a separate thread and subroutine.</text:p>
      <text:p text:style-name="P56">At the moment, much of the Gaussian code is concerned with computing the answer files once the music has stopped, and a software reorganization is overdue in this area.</text:p>
      <text:p text:style-name="P56"/>
      <text:p text:style-name="P27"><text:span text:style-name="T41">1.18</text:span> Avoid the use of HPMI for small matrices.</text:p>
      <text:p text:style-name="P56">The "slab" routines should look at the sizes of the matrix, as well as the existence or otherwise of the HPMI, to decide on a strategy. <text:s/>At present, even a 1 x 1 matrix is multiplied using the full power of the HPMI - clearly a sledge-hammer to crack a nut.<text:span text:style-name="T41"> <text:s/>The first stage is probably to include a matrix multiplication in dfmtf.</text:span></text:p>
      <text:p text:style-name="P59"/>
      <text:p text:style-name="P28"><text:span text:style-name="T41">1.18</text:span>. <text:s/>Eliminate copies in PC0 and MCP.</text:p>
      <text:p text:style-name="P58">Since (so far at least) a MOJ is never changed after production, there is never any need to copy the data - it is always sufficient to copy the MOJ pointer.</text:p>
      <text:p text:style-name="P58"/>
      <text:p text:style-name="P30"><text:span text:style-name="T41">1.19</text:span> Write HPMI for <text:span text:style-name="T41">primes using single-precision floats.</text:span></text:p>
      <text:p text:style-name="P71">It seems fairly clear that the next tranche of primes, from 197 to about 500, should use single-precision floating point numbers, relying on the fused multiply-and-add technology.</text:p>
      <text:p text:style-name="P61"/>
      <text:p text:style-name="P32">1.20 Write HPMI for primes using double-precision floats.</text:p>
      <text:p text:style-name="P62">This is pretty similar to 1.19, and has a considerably wider range of primes that it can handle.</text:p>
      <text:p text:style-name="P61"/>
      <text:p text:style-name="P30"><text:span text:style-name="T41">1.21</text:span> Write HPMI for multiplication primes.</text:p>
      <text:p text:style-name="P62">Between single and double precision, I think there is a tranche (perhaps 500-5,000) for using integer multiplication at 32-bits. <text:s/>To be considered more carefully.</text:p>
      <text:p text:style-name="P62"/>
      <text:p text:style-name="P32">1.22 Continue development of Dfmt Gaussian.</text:p>
      <text:p text:style-name="P9"><text:soft-page-break/>The base-case is now, I think, working well, but there are many further improvments that could be put into this, probably mainly affecting the speed of Gaussian on small matrices - too small to use the HPMI much (or at all).</text:p>
      <text:list xml:id="list4261960949160302580" text:style-name="L1">
        <text:list-item>
          <text:p text:style-name="P72">Consider MEX - multiple extraction. <text:s/>Written but not used so far.</text:p>
        </text:list-item>
        <text:list-item>
          <text:p text:style-name="P72">Several other greasing schemes - pj3, pj4, af3, af4, char-2 types pj1.5?</text:p>
        </text:list-item>
        <text:list-item>
          <text:p text:style-name="P72">Thackray shortening is not yet implemented.</text:p>
        </text:list-item>
        <text:list-item>
          <text:p text:style-name="P72">Special cases (zero rows etc.) may be worthwhile.</text:p>
        </text:list-item>
        <text:list-item>
          <text:p text:style-name="P72">Should there be a DPef (no trafo) or even DRnk (no back-clean either)</text:p>
        </text:list-item>
        <text:list-item>
          <text:p text:style-name="P72">Is there a use for the pivot-reversal trick.</text:p>
        </text:list-item>
        <text:list-item>
          <text:p text:style-name="P72">Write a version that deals with nor &lt;&lt; noc</text:p>
        </text:list-item>
        <text:list-item>
          <text:p text:style-name="P72">Can remnant extract be done more efficiently</text:p>
        </text:list-item>
      </text:list>
      <text:p text:style-name="P8"/>
      <text:p text:style-name="P65"><text:span text:style-name="T8">Section </text:span><text:span text:style-name="T13">2</text:span><text:span text:style-name="T8"> – </text:span><text:span text:style-name="T10">Things to consider.</text:span></text:p>
      <text:p text:style-name="P40"/>
      <text:p text:style-name="P24"><text:span text:style-name="T42">2.1</text:span> Sort out the setting of the field.</text:p>
      <text:p text:style-name="P34"><text:span text:style-name="T19">A</text:span><text:span text:style-name="T15">t present, when the field is set, the setting routine works out what power of a prime the field order is, and computes the Conway polynomial. <text:s/>These can both take considerable time when the field order is a prime (only) close to 2</text:span><text:span text:style-name="T4">64</text:span><text:span text:style-name="T15">, as the software checks that the field order really is a prime (and does this by trial division) and must also compute the smallest primitive root</text:span><text:span text:style-name="T21">. <text:s/></text:span><text:span text:style-name="T15">To do this it must factorize p-1, and again this is done by trial division.</text:span></text:p>
      <text:p text:style-name="P34"><text:span text:style-name="T15">I think the solution is to put a #define in field.c, normally commented out, but if set, primality testing is not done and the factorization of p-1 is terminated early. <text:s/>A utility is then needed to check that the "prime" really is prime and that the early termination does not result in the wrong primitive root being found. <text:s/>The utility is run once on a matrix with the given "prime" field-order and prints a status report, so that the user can be confident that </text:span><text:span text:style-name="T21">it is a prime and that the smallest primitive root is correct.</text:span></text:p>
      <text:p text:style-name="P50"/>
      <text:p text:style-name="P20"><text:span text:style-name="T42">2.2</text:span> Grow list of JOBs, MOJs and RDLs in thread farm</text:p>
      <text:p text:style-name="P49">At present, the MAXCHOP parameter (in tuning.h) is used to determine how many JOBs, MOJs and RDLs are created, and these are all put into free-chains, so this takes up memory and also time to initialize them. <text:s/>The correct procedure is to allocate relatively few to start with, and then use "realloc" to grow them whenever more are needed. <text:s/>Quite a bit of the reorganization needed to do this has already been done, but it needs to be thought out a bit more carefully, as there are multiple threads accessing these tables. <text:s/>I think most of the necessary locking is in place, but feel this will require a lot of design care, programming care and testing to bring to fruition.</text:p>
      <text:p text:style-name="P51"/>
      <text:p text:style-name="P22"><text:span text:style-name="T42">2.3</text:span> Tune the pcrit routines for the AMD Ryzen chip<text:span text:style-name="T37">.</text:span></text:p>
      <text:p text:style-name="P22"><text:span text:style-name="T16">The new AMD "Ryzen" chip has significantly different performance characteristics, and a ZEN version of pcrit </text:span><text:span text:style-name="T17">is probably</text:span><text:span text:style-name="T16"> warranted.</text:span><text:span text:style-name="T17"> <text:s/>It should use the large and fast L2, and the routines used by the non-HPMI primes - pcbif, pcbunf, pcxunf and pcunf - can probably usefully be tuned, as the Ryzen is particularly suited to these functions.</text:span></text:p>
      <text:p text:style-name="P23"><text:span text:style-name="T17">D</text:span><text:span text:style-name="T16">ata should be fetched 32 or 64 bits at a time.</text:span></text:p>
      <text:p text:style-name="P39"/>
      <text:p text:style-name="P12"><text:span text:style-name="T42">2.4 Spinning up a</text:span> 3-Tensor.</text:p>
      <text:p text:style-name="P44"><text:soft-page-break/>There is a whole can of worms here. <text:s/>The idea is that a whole null-space is spun up a bit to get a 3-tensor, with two aims. <text:s/>The first is that while spinning up a small space with a big matrix, the work is dominated by IO reading the generators, so we might as well do them all at once if there is any doubt as to which vector should be spun. <text:s/>The second is that, having spun things up a bit, we can develop methods to investigate things to help decide which vector we want to spin up. <text:s/>Condensation will presumably be the main tool.</text:p>
      <text:p text:style-name="P44"/>
      <text:p text:style-name="P27"><text:span text:style-name="T42">2.5</text:span> Upgrade chopped-up Gaussian to compute the determinant.</text:p>
      <text:p text:style-name="P56">At present, the "echelize" procedure cannot keep track of the determinant, and the job of computing the sign of the various row riffles needs to be thought out.</text:p>
      <text:p text:style-name="P53"/>
      <text:p text:style-name="P66"><text:span text:style-name="T8">Section </text:span><text:span text:style-name="T13">3</text:span><text:span text:style-name="T8"> – </text:span><text:span text:style-name="T11">Big projects to consider</text:span><text:span text:style-name="T10">.</text:span></text:p>
      <text:p text:style-name="P41"/>
      <text:p text:style-name="P41"/>
      <text:p text:style-name="P13"><text:span text:style-name="T42">3.1 Characteristic polynomial</text:span>.</text:p>
      <text:p text:style-name="P54">It is, I believe, possible to compute the Characteristic Polynomial of a huge matrix. <text:s/>The basic plan is to first find a basis on which the matrix is sparse, and to conjugate to that basis. <text:s/>It then becomes feasible to multiply a single vector repeatedly by that matrix, which enables the characteristic polynomial to be determined.</text:p>
      <text:p text:style-name="P45"/>
      <text:p text:style-name="P25"><text:span text:style-name="T42">3</text:span>.2 Factorization of the Characteristic polynomial.</text:p>
      <text:p text:style-name="P54">The characteristic polynomial should emerge in partially factorized form, and a sequence of GCD computations with amongst these factors and their derivatives should reduce the degree somewhat. <text:s/>Standard methods can hopefully be applied to complete the factorization.</text:p>
      <text:p text:style-name="P54"/>
      <text:p text:style-name="P25"><text:span text:style-name="T42">3</text:span>.3 Finding ground-field roots of the Characteristic Polynomial.</text:p>
      <text:p text:style-name="P54"><text:span text:style-name="T39">F</text:span>inding roots of the characteristic polynomial is needed to apply the Holt-Rees method for splitting representations over large fields. <text:s/>GCD with X<text:span text:style-name="T3">q</text:span>-1 strips out the product of the roots, and <text:span text:style-name="T39">standard methods should do the rest.</text:span></text:p>
      <text:p text:style-name="P54"/>
      <text:p text:style-name="P26"><text:span text:style-name="T42">3</text:span>.4 Simple "vector permute".</text:p>
      <text:p text:style-name="P55">Given a matrix representation and a vector, make the permutation representation on the orbit of vectors. <text:s/>To utilize multiple cores, a thread-hardened hash table is needed, and we must also find a way to manage the list of vectors still needing to be multiplied. <text:s/>It may be worth including a "helper subgroup" from the start, and perhaps we should allow for a "vector" actually being a subspace.</text:p>
      <text:p text:style-name="P55"/>
      <text:p text:style-name="P26"><text:span text:style-name="T42">3</text:span>.5 Condensation of permutations.</text:p>
      <text:p text:style-name="P55">In the cases where the permutations can be held explicitly, it is fairly strightforward to make the condensation map. <text:s/>This can be applied to 3-tensors to aid the uncondensation if need be.</text:p>
      <text:p text:style-name="P55"/>
      <text:p text:style-name="P26"><text:span text:style-name="T42">3</text:span>.6 Coset enumeration.</text:p>
      <text:p text:style-name="P55">Another way to make permutation representations is to run a coset enumeration. <text:s/>There are serious challenges to make this cache-friendly in a multi-core environment.</text:p>
      <text:p text:style-name="P55"><text:soft-page-break/></text:p>
      <text:p text:style-name="P26"><text:span text:style-name="T42">3</text:span>.7 Allow various types of sparse generators.</text:p>
      <text:p text:style-name="P55">It is almost always possible to make one of the generators a permutation. <text:s/>Other types of sparsity could be incorporated, such as "sparsified" matrices (used for characteristic polynomial computations), tensor products, monomials, induced representations etc. With careful design, we might enable these special basis types to speed up computations across the board. </text:p>
      <text:p text:style-name="P57"/>
      <text:p text:style-name="P56"><text:span text:style-name="T26">3</text:span><text:span text:style-name="T25">.8 Utilize fixed forms</text:span>.</text:p>
      <text:p text:style-name="P56">The integral meataxe made heavy use of fixed quadratic forms. <text:s/>It seems clear that, by knowing a fixed quadratic, symplectic or unitary form, some operations could be speeded up. <text:s/>In particular if a space is invariant, so is its perpendicular, which should help with chopping up a representation. <text:s/>We do very little of this at the moment.</text:p>
      <text:p text:style-name="P56"/>
      <text:p text:style-name="P29"><text:span text:style-name="T42">3</text:span>.9 Utilize sparsity in Gaussian elimination.</text:p>
      <text:p text:style-name="P60">Some, if not most, of the matrices actually needing Gaussian functionality exhibit some sort of sparsity that could be used to speed things up.</text:p>
      <text:p text:style-name="P60"/>
      <text:p text:style-name="P29"><text:span text:style-name="T42">3</text:span>.10 Utilize "rip-off" techniques.</text:p>
      <text:p text:style-name="P60">In several places it is possible to simply ignore the vast majority of the columns, and no use whatsoever is made of this trick in meataxe64 so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3-18T16:33:11.329831949</dc:date>
    <meta:editing-duration>P1DT11H7M15S</meta:editing-duration>
    <meta:editing-cycles>276</meta:editing-cycles>
    <meta:generator>LibreOffice/5.1.6.2$Linux_X86_64 LibreOffice_project/10m0$Build-2</meta:generator>
    <meta:print-date>2016-05-21T17:31:23.826722282</meta:print-date>
    <meta:document-statistic meta:table-count="0" meta:image-count="0" meta:object-count="0" meta:page-count="6" meta:paragraph-count="91" meta:word-count="2463" meta:character-count="14354" meta:non-whitespace-character-count="11928"/>
  </office:meta>
</office:document-meta>
</file>